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7A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0" table:number-columns-repeated="2"/>
          <table:table-cell table:style-name="ce141"/>
          <table:table-cell table:style-name="ce35"/>
          <table:table-cell table:style-name="ce141"/>
          <table:table-cell table:style-name="ce36" table:number-columns-spanned="4" table:number-rows-spanned="1"/>
          <table:covered-table-cell table:number-columns-repeated="2" table:style-name="ce30"/>
          <table:covered-table-cell table:style-name="ce35"/>
          <table:table-cell table:style-name="ce141"/>
          <table:table-cell table:style-name="ce44" table:number-columns-repeated="3"/>
          <table:table-cell table:style-name="ce30"/>
          <table:table-cell table:style-name="ce35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 table:number-columns-repeated="3"/>
          <table:table-cell table:style-name="ce35"/>
          <table:table-cell table:style-name="ce30" table:number-columns-repeated="4"/>
          <table:table-cell table:style-name="ce35"/>
          <table:table-cell table:style-name="ce30"/>
          <table:table-cell table:style-name="ce44" table:number-columns-repeated="3"/>
          <table:table-cell table:style-name="ce30"/>
          <table:table-cell table:style-name="ce35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0"/>
          <table:table-cell table:style-name="ce35"/>
          <table:table-cell table:style-name="ce30"/>
          <table:table-cell table:style-name="ce37" table:number-columns-repeated="3"/>
          <table:table-cell table:style-name="ce35"/>
          <table:table-cell table:style-name="ce30"/>
          <table:table-cell table:style-name="ce45" table:number-columns-repeated="3"/>
          <table:table-cell table:style-name="ce37"/>
          <table:table-cell table:style-name="ce35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5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0"/>
          <table:table-cell table:style-name="ce35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5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5" table:number-columns-repeated="2"/>
          <table:table-cell table:style-name="ce53"/>
          <table:table-cell table:style-name="ce51"/>
          <table:table-cell table:style-name="ce30"/>
          <table:table-cell table:style-name="ce35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COSTA PONCE ANDREA SOPHIA</text:p>
          </table:table-cell>
          <table:table-cell table:style-name="ce71" office:value-type="string" calcext:value-type="string">
            <text:p>Sophi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6.51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ENDIMEZ DE LA TORRE PABLO </text:p>
          </table:table-cell>
          <table:table-cell table:style-name="ce71" office:value-type="string" calcext:value-type="string">
            <text:p>Pablo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5.555" calcext:value-type="float">
            <text:p>5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STILLERO LOPEZ ERIKA </text:p>
          </table:table-cell>
          <table:table-cell table:style-name="ce71" office:value-type="string" calcext:value-type="string">
            <text:p>Erika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6.575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RUZ ABAD PAULA FERNANDA</text:p>
          </table:table-cell>
          <table:table-cell table:style-name="ce71" office:value-type="string" calcext:value-type="string">
            <text:p>Paula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5.975" calcext:value-type="float">
            <text:p>6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LA FUENTE SOSA NAHOMI </text:p>
          </table:table-cell>
          <table:table-cell table:style-name="ce71" office:value-type="string" calcext:value-type="string">
            <text:p>Nahomi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6.17" calcext:value-type="float">
            <text:p>6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LAMONT MARTINEZ MARLEN GUADALUPE</text:p>
          </table:table-cell>
          <table:table-cell table:style-name="ce71" office:value-type="string" calcext:value-type="string">
            <text:p>Marlen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5.93" calcext:value-type="float">
            <text:p>5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ACHECO RODRIGUEZ ALEJANDRA </text:p>
          </table:table-cell>
          <table:table-cell table:style-name="ce72" office:value-type="string" calcext:value-type="string">
            <text:p>Ale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6.425" calcext:value-type="float">
            <text:p>6.4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3" calcext:value-type="float">
            <text:p>9.3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ELAZQUEZ CORONA REBECCA </text:p>
          </table:table-cell>
          <table:table-cell table:style-name="ce71" office:value-type="string" calcext:value-type="string">
            <text:p>Beca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6.245" calcext:value-type="float">
            <text:p>6.2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AVILA DIANA LAURA</text:p>
          </table:table-cell>
          <table:table-cell table:style-name="ce71" office:value-type="string" calcext:value-type="string">
            <text:p>Diana B.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6.51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S UGARTE CARLA ALEXANDR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5.855" calcext:value-type="float">
            <text:p>5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HAVEZ MARTINEZ DIANA EDITH</text:p>
          </table:table-cell>
          <table:table-cell table:style-name="ce71" office:value-type="string" calcext:value-type="string">
            <text:p>Diana C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6.62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CRUZ URIBE ANGEL SEBASTIAN</text:p>
          </table:table-cell>
          <table:table-cell table:style-name="ce71" office:value-type="string" calcext:value-type="string">
            <text:p>Angel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5.825" calcext:value-type="float">
            <text:p>5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FLORES DUPINET CECILIA </text:p>
          </table:table-cell>
          <table:table-cell table:style-name="ce71" office:value-type="string" calcext:value-type="string">
            <text:p>Ceci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5.69" calcext:value-type="float">
            <text:p>5.7</text:p>
          </table:table-cell>
          <table:table-cell/>
          <table:table-cell table:number-columns-repeated="2"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7.2" calcext:value-type="float">
            <text:p>7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OBRAJERO DOMINGUEZ SAMIR JONATHAN</text:p>
          </table:table-cell>
          <table:table-cell table:style-name="ce71" office:value-type="string" calcext:value-type="string">
            <text:p>Samir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6.32" calcext:value-type="float">
            <text:p>6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PEREZ MANZANO DANAE NAHOMI</text:p>
          </table:table-cell>
          <table:table-cell table:style-name="ce71" office:value-type="string" calcext:value-type="string">
            <text:p>Dana</text:p>
          </table:table-cell>
          <table:table-cell table:style-name="ce74"/>
          <table:table-cell table:style-name="ce18" table:formula="of:=(0.1*AVERAGE([.G28];[.K28];[.O28]))+(0.3*AVERAGE([.H28];[.L28];[.P28]))+(0.3*AVERAGE([.I28];[.M28];[.P28]))+(0.3*[.S28])" office:value-type="float" office:value="2.975" calcext:value-type="float">
            <text:p>3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TO HERNANDEZ LESLIE SARAI</text:p>
          </table:table-cell>
          <table:table-cell table:style-name="ce71" office:value-type="string" calcext:value-type="string">
            <text:p>Leslie</text:p>
          </table:table-cell>
          <table:table-cell table:style-name="ce74"/>
          <table:table-cell table:style-name="ce18" table:formula="of:=(0.1*AVERAGE([.G29];[.K29];[.O29]))+(0.3*AVERAGE([.H29];[.L29];[.P29]))+(0.3*AVERAGE([.I29];[.M29];[.P29]))+(0.3*[.S29])" office:value-type="float" office:value="6.45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IOS ARENAS JACQUELINE NANCY</text:p>
          </table:table-cell>
          <table:table-cell table:style-name="ce71" office:value-type="string" calcext:value-type="string">
            <text:p>Jackie</text:p>
          </table:table-cell>
          <table:table-cell table:style-name="ce74"/>
          <table:table-cell table:style-name="ce18" table:formula="of:=(0.1*AVERAGE([.G30];[.K30];[.O30]))+(0.3*AVERAGE([.H30];[.L30];[.P30]))+(0.3*AVERAGE([.I30];[.M30];[.P30]))+(0.3*[.S30])" office:value-type="float" office:value="6.53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style-name="ce74"/>
          <table:table-cell table:style-name="ce18" table:formula="of:=(0.1*AVERAGE([.G31];[.K31];[.O31]))+(0.3*AVERAGE([.H31];[.L31];[.P31]))+(0.3*AVERAGE([.I31];[.M31];[.P31]))+(0.3*[.S31])" office:value-type="float" office:value="5.705" calcext:value-type="float">
            <text:p>5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1:46:09.294184412</dc:date>
    <meta:editing-duration>P2DT18H3M12S</meta:editing-duration>
    <meta:editing-cycles>540</meta:editing-cycles>
    <meta:generator>LibreOffice/7.3.7.2$Linux_X86_64 LibreOffice_project/30$Build-2</meta:generator>
    <meta:document-statistic meta:table-count="1" meta:cell-count="213" meta:object-count="0"/>
  </office:meta>
</office:document-meta>
</file>